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Preformatted_20_Text">
      <style:text-properties officeooo:paragraph-rsid="001139be"/>
    </style:style>
    <style:style style:name="P3" style:family="paragraph" style:parent-style-name="Preformatted_20_Text">
      <style:text-properties officeooo:paragraph-rsid="00120041"/>
    </style:style>
    <style:style style:name="P4" style:family="paragraph" style:parent-style-name="Preformatted_20_Text">
      <style:text-properties officeooo:paragraph-rsid="0013ac20"/>
    </style:style>
    <style:style style:name="P5" style:family="paragraph" style:parent-style-name="Preformatted_20_Text">
      <style:text-properties officeooo:paragraph-rsid="0017aa4f"/>
    </style:style>
    <style:style style:name="P6" style:family="paragraph" style:parent-style-name="Preformatted_20_Text">
      <style:text-properties officeooo:paragraph-rsid="0019d16f"/>
    </style:style>
    <style:style style:name="P7" style:family="paragraph" style:parent-style-name="Preformatted_20_Text">
      <style:text-properties officeooo:rsid="001d12f8" officeooo:paragraph-rsid="001d12f8"/>
    </style:style>
    <style:style style:name="P8" style:family="paragraph" style:parent-style-name="Preformatted_20_Text">
      <style:text-properties fo:color="#000000" officeooo:paragraph-rsid="0017aa4f"/>
    </style:style>
    <style:style style:name="P9" style:family="paragraph" style:parent-style-name="Preformatted_20_Text">
      <style:text-properties fo:color="#000000" style:font-name="Liberation Mono" fo:font-size="10pt" officeooo:rsid="001e74c4" officeooo:paragraph-rsid="002492e0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P10" style:family="paragraph" style:parent-style-name="Preformatted_20_Text">
      <style:text-properties fo:color="#000000" style:font-name="Liberation Mono" fo:font-size="10pt" officeooo:rsid="0029d144" officeooo:paragraph-rsid="0029d144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P11" style:family="paragraph" style:parent-style-name="Preformatted_20_Text" style:master-page-name="">
      <style:paragraph-properties style:page-number="auto" fo:keep-with-next="always"/>
    </style:style>
    <style:style style:name="P12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13" style:family="paragraph" style:parent-style-name="Preformatted_20_Text" style:master-page-name="">
      <style:paragraph-properties style:page-number="auto" fo:keep-with-next="always"/>
      <style:text-properties officeooo:paragraph-rsid="0013ac20"/>
    </style:style>
    <style:style style:name="P14" style:family="paragraph" style:parent-style-name="Preformatted_20_Text" style:master-page-name="">
      <style:paragraph-properties style:page-number="auto" fo:keep-with-next="always"/>
      <style:text-properties officeooo:paragraph-rsid="00120041"/>
    </style:style>
    <style:style style:name="P15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16" style:family="paragraph" style:parent-style-name="Preformatted_20_Text" style:master-page-name="">
      <style:paragraph-properties style:page-number="auto" fo:keep-with-next="always"/>
      <style:text-properties officeooo:paragraph-rsid="0019d16f"/>
    </style:style>
    <style:style style:name="P17" style:family="paragraph" style:parent-style-name="Preformatted_20_Text" style:master-page-name="">
      <style:paragraph-properties style:page-number="auto" fo:keep-with-next="always"/>
      <style:text-properties fo:color="#000000" officeooo:rsid="001d12f8" officeooo:paragraph-rsid="001d12f8"/>
    </style:style>
    <style:style style:name="P18" style:family="paragraph" style:parent-style-name="Standard">
      <style:text-properties fo:color="#000000" officeooo:rsid="002090cd" officeooo:paragraph-rsid="002492e0"/>
    </style:style>
    <style:style style:name="P19" style:family="paragraph" style:parent-style-name="Standard">
      <style:text-properties fo:color="#000000" officeooo:paragraph-rsid="002492e0"/>
    </style:style>
    <style:style style:name="P20" style:family="paragraph" style:parent-style-name="Standard">
      <style:text-properties fo:color="#000000" officeooo:rsid="0023482f" officeooo:paragraph-rsid="002492e0"/>
    </style:style>
    <style:style style:name="P21" style:family="paragraph" style:parent-style-name="Standard">
      <style:text-properties fo:color="#000000" officeooo:rsid="002960dc" officeooo:paragraph-rsid="002492e0"/>
    </style:style>
    <style:style style:name="P22" style:family="paragraph" style:parent-style-name="Standard">
      <style:text-properties fo:color="#000000" officeooo:rsid="0025bfc5" officeooo:paragraph-rsid="002492e0"/>
    </style:style>
    <style:style style:name="P23" style:family="paragraph" style:parent-style-name="Standard">
      <style:text-properties fo:color="#000000" officeooo:rsid="00276fab" officeooo:paragraph-rsid="002492e0"/>
    </style:style>
    <style:style style:name="P24" style:family="paragraph" style:parent-style-name="Preformatted_20_Text">
      <style:text-properties fo:color="#000000" officeooo:paragraph-rsid="002492e0"/>
    </style:style>
    <style:style style:name="P25" style:family="paragraph" style:parent-style-name="Preformatted_20_Text">
      <style:text-properties fo:color="#000000" officeooo:paragraph-rsid="002eb238"/>
    </style:style>
    <style:style style:name="P26" style:family="paragraph" style:parent-style-name="Preformatted_20_Text">
      <style:text-properties fo:color="#000000" officeooo:rsid="00304cef" officeooo:paragraph-rsid="002eb238"/>
    </style:style>
    <style:style style:name="P27" style:family="paragraph" style:parent-style-name="Preformatted_20_Text">
      <style:text-properties fo:color="#000000" officeooo:paragraph-rsid="00304cef"/>
    </style:style>
    <style:style style:name="P28" style:family="paragraph" style:parent-style-name="Preformatted_20_Text">
      <style:text-properties fo:color="#000000" officeooo:rsid="002090cd" officeooo:paragraph-rsid="002492e0"/>
    </style:style>
    <style:style style:name="P29" style:family="paragraph" style:parent-style-name="Preformatted_20_Text">
      <style:text-properties officeooo:paragraph-rsid="003152da"/>
    </style:style>
    <style:style style:name="P30" style:family="paragraph" style:parent-style-name="Preformatted_20_Text">
      <style:text-properties officeooo:rsid="001d12f8" officeooo:paragraph-rsid="001d12f8"/>
    </style:style>
    <style:style style:name="P31" style:family="paragraph" style:parent-style-name="Preformatted_20_Text">
      <style:text-properties officeooo:rsid="0032216b" officeooo:paragraph-rsid="0032216b"/>
    </style:style>
    <style:style style:name="P32" style:family="paragraph" style:parent-style-name="Preformatted_20_Text" style:master-page-name="">
      <style:paragraph-properties style:page-number="auto" fo:keep-with-next="always"/>
      <style:text-properties fo:color="#000000" style:font-name="Liberation Mono" fo:font-size="10pt" officeooo:rsid="003152da" officeooo:paragraph-rsid="003152da" style:font-name-asian="Liberation Mono" style:font-size-asian="10pt" style:font-name-complex="Liberation Mono" style:font-size-complex="10pt"/>
    </style:style>
    <style:style style:name="P33" style:family="paragraph" style:parent-style-name="Preformatted_20_Text" style:master-page-name="">
      <style:paragraph-properties style:page-number="auto"/>
      <style:text-properties fo:color="#000000" officeooo:paragraph-rsid="002eb238"/>
    </style:style>
    <style:style style:name="P34" style:family="paragraph" style:parent-style-name="Preformatted_20_Text" style:master-page-name="">
      <style:paragraph-properties style:page-number="auto" fo:keep-with-next="always"/>
      <style:text-properties fo:color="#000000" officeooo:rsid="001c363c" officeooo:paragraph-rsid="002eb238"/>
    </style:style>
    <style:style style:name="P35" style:family="paragraph" style:parent-style-name="Preformatted_20_Text" style:master-page-name="">
      <style:paragraph-properties style:page-number="auto" fo:keep-with-next="always"/>
      <style:text-properties fo:color="#000000" style:font-name="Liberation Mono" fo:font-size="10pt" officeooo:rsid="003152da" officeooo:paragraph-rsid="003152da" style:font-name-asian="Liberation Mono" style:font-size-asian="10pt" style:font-name-complex="Liberation Mono" style:font-size-complex="10pt"/>
    </style:style>
    <style:style style:name="P36" style:family="paragraph" style:parent-style-name="Standard">
      <style:text-properties officeooo:rsid="002a4362" officeooo:paragraph-rsid="002eb238"/>
    </style:style>
    <style:style style:name="P37" style:family="paragraph" style:parent-style-name="Standard">
      <style:text-properties officeooo:rsid="002c3a00" officeooo:paragraph-rsid="0029d144"/>
    </style:style>
    <style:style style:name="P38" style:family="paragraph" style:parent-style-name="Standard">
      <style:text-properties officeooo:rsid="002c3a00" officeooo:paragraph-rsid="002eb238"/>
    </style:style>
    <style:style style:name="P39" style:family="paragraph" style:parent-style-name="Standard">
      <style:text-properties officeooo:rsid="0029d144" officeooo:paragraph-rsid="002eb238"/>
    </style:style>
    <style:style style:name="P40" style:family="paragraph" style:parent-style-name="Standard">
      <style:text-properties officeooo:rsid="002a185d" officeooo:paragraph-rsid="002eb238"/>
    </style:style>
    <style:style style:name="P41" style:family="paragraph" style:parent-style-name="Standard">
      <style:text-properties fo:color="#000000" officeooo:rsid="00304cef" officeooo:paragraph-rsid="00304cef"/>
    </style:style>
    <style:style style:name="P42" style:family="paragraph" style:parent-style-name="Standard">
      <style:text-properties fo:color="#000000" fo:font-weight="normal" officeooo:rsid="00304cef" officeooo:paragraph-rsid="00304cef" style:font-weight-asian="normal" style:font-weight-complex="normal"/>
    </style:style>
    <style:style style:name="P43" style:family="paragraph" style:parent-style-name="Standard">
      <style:text-properties fo:color="#000000" fo:font-weight="normal" officeooo:rsid="003152da" officeooo:paragraph-rsid="003152da" style:font-weight-asian="normal" style:font-weight-complex="normal"/>
    </style:style>
    <style:style style:name="P44" style:family="paragraph" style:parent-style-name="Standard">
      <style:text-properties officeooo:paragraph-rsid="00304cef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3" style:family="text">
      <style:text-properties style:font-name="Liberation Mono" fo:font-size="10pt" officeooo:rsid="000e46a0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4" style:family="text">
      <style:text-properties style:font-name="Liberation Mono" fo:font-size="10pt" officeooo:rsid="001c363c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5" style:family="text">
      <style:text-properties style:font-name="Liberation Mono" fo:font-size="10pt" officeooo:rsid="001e74c4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6" style:family="text">
      <style:text-properties style:font-name="Liberation Mono" fo:font-size="10pt" officeooo:rsid="002090cd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7" style:family="text">
      <style:text-properties style:font-name="Liberation Mono" fo:font-size="10pt" officeooo:rsid="002960dc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8" style:family="text">
      <style:text-properties style:font-name="Liberation Mono" fo:font-size="10pt" officeooo:rsid="00321099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9" style:family="text">
      <style:text-properties style:font-name="Liberation Mono" fo:font-size="10pt" officeooo:rsid="00120041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3ac20" style:font-name-asian="Liberation Mono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4d065" style:font-name-asian="Liberation Mono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17aa4f" style:font-name-asian="Liberation Mono" style:font-size-asian="10pt" style:font-name-complex="Liberation Mono" style:font-size-complex="10pt"/>
    </style:style>
    <style:style style:name="T13" style:family="text">
      <style:text-properties style:font-name="Liberation Mono" fo:font-size="10pt" style:text-underline-style="solid" style:text-underline-type="double" style:text-underline-width="auto" style:text-underline-color="font-color" style:font-name-asian="Liberation Mono" style:font-size-asian="10pt" style:font-name-complex="Liberation Mono" style:font-size-complex="10pt"/>
    </style:style>
    <style:style style:name="T14" style:family="text">
      <style:text-properties style:font-name="Liberation Mono" fo:font-size="10pt" fo:font-weight="normal" officeooo:rsid="003152da" style:font-name-asian="Liberation Mono" style:font-size-asian="10pt" style:font-weight-asian="normal" style:font-name-complex="Liberation Mono" style:font-size-complex="10pt" style:font-weight-complex="normal" style:text-overline-style="solid" style:text-overline-width="auto" style:text-overline-color="font-color"/>
    </style:style>
    <style:style style:name="T15" style:family="text">
      <style:text-properties style:font-name="Liberation Mono" fo:font-size="10pt" fo:font-weight="normal" officeooo:rsid="001c363c" style:font-name-asian="Liberation Mono" style:font-size-asian="10pt" style:font-weight-asian="normal" style:font-name-complex="Liberation Mono" style:font-size-complex="10pt" style:font-weight-complex="normal" style:text-overline-style="solid" style:text-overline-width="auto" style:text-overline-color="font-color"/>
    </style:style>
    <style:style style:name="T16" style:family="text">
      <style:text-properties style:text-overline-style="solid" style:text-overline-width="auto" style:text-overline-color="font-color"/>
    </style:style>
    <style:style style:name="T17" style:family="text">
      <style:text-properties officeooo:rsid="001139be" style:text-overline-style="solid" style:text-overline-width="auto" style:text-overline-color="font-color"/>
    </style:style>
    <style:style style:name="T18" style:family="text">
      <style:text-properties officeooo:rsid="00120041" style:text-overline-style="solid" style:text-overline-width="auto" style:text-overline-color="font-color"/>
    </style:style>
    <style:style style:name="T19" style:family="text">
      <style:text-properties officeooo:rsid="0013ac20" style:text-overline-style="solid" style:text-overline-width="auto" style:text-overline-color="font-color"/>
    </style:style>
    <style:style style:name="T20" style:family="text">
      <style:text-properties officeooo:rsid="001887d6" style:text-overline-style="solid" style:text-overline-width="auto" style:text-overline-color="font-color"/>
    </style:style>
    <style:style style:name="T21" style:family="text">
      <style:text-properties officeooo:rsid="001c363c" style:text-overline-style="solid" style:text-overline-width="auto" style:text-overline-color="font-color"/>
    </style:style>
    <style:style style:name="T22" style:family="text">
      <style:text-properties officeooo:rsid="001e74c4" style:text-overline-style="solid" style:text-overline-width="auto" style:text-overline-color="font-color"/>
    </style:style>
    <style:style style:name="T23" style:family="text">
      <style:text-properties officeooo:rsid="001f5e5e" style:text-overline-style="solid" style:text-overline-width="auto" style:text-overline-color="font-color"/>
    </style:style>
    <style:style style:name="T24" style:family="text">
      <style:text-properties officeooo:rsid="0020dcc4" style:text-overline-style="solid" style:text-overline-width="auto" style:text-overline-color="font-color"/>
    </style:style>
    <style:style style:name="T25" style:family="text">
      <style:text-properties officeooo:rsid="003152da" style:text-overline-style="solid" style:text-overline-width="auto" style:text-overline-color="font-color"/>
    </style:style>
    <style:style style:name="T26" style:family="text">
      <style:text-properties officeooo:rsid="001139be"/>
    </style:style>
    <style:style style:name="T27" style:family="text">
      <style:text-properties officeooo:rsid="00120041"/>
    </style:style>
    <style:style style:name="T28" style:family="text">
      <style:text-properties officeooo:rsid="0013ac20"/>
    </style:style>
    <style:style style:name="T29" style:family="text">
      <style:text-properties officeooo:rsid="0017aa4f"/>
    </style:style>
    <style:style style:name="T30" style:family="text">
      <style:text-properties officeooo:rsid="0019d16f"/>
    </style:style>
    <style:style style:name="T31" style:family="text">
      <style:text-properties officeooo:rsid="001d747f"/>
    </style:style>
    <style:style style:name="T32" style:family="text">
      <style:text-properties officeooo:rsid="002960dc"/>
    </style:style>
    <style:style style:name="T33" style:family="text">
      <style:text-properties officeooo:rsid="00321099"/>
    </style:style>
    <style:style style:name="T34" style:family="text">
      <style:text-properties officeooo:rsid="002e7940"/>
    </style:style>
    <style:style style:name="T35" style:family="text">
      <style:text-properties officeooo:rsid="002090cd"/>
    </style:style>
    <style:style style:name="T36" style:family="text">
      <style:text-properties officeooo:rsid="002c3a00"/>
    </style:style>
    <style:style style:name="T37" style:family="text">
      <style:text-properties style:text-underline-style="solid" style:text-underline-type="double" style:text-underline-width="auto" style:text-underline-color="font-color"/>
    </style:style>
    <style:style style:name="T38" style:family="text">
      <style:text-properties fo:color="#000000" fo:font-weight="normal" officeooo:rsid="00304cef" style:font-weight-asian="normal" style:font-weight-complex="normal"/>
    </style:style>
    <style:style style:name="T39" style:family="text">
      <style:text-properties fo:color="#000000" fo:font-weight="normal" officeooo:rsid="003152da" style:font-weight-asian="normal" style:font-weight-complex="normal" style:text-overline-style="solid" style:text-overline-width="auto" style:text-overline-color="font-color"/>
    </style:style>
    <style:style style:name="T40" style:family="text">
      <style:text-properties fo:color="#000000" fo:font-weight="normal" officeooo:rsid="001c363c" style:font-weight-asian="normal" style:font-weight-complex="normal" style:text-overline-style="solid" style:text-overline-width="auto" style:text-overline-color="font-color"/>
    </style:style>
    <style:style style:name="T41" style:family="text">
      <style:text-properties fo:color="#000000" style:font-name="Liberation Mono" fo:font-size="10pt" fo:font-weight="normal" officeooo:rsid="003152da" style:font-name-asian="Liberation Mono" style:font-size-asian="10pt" style:font-weight-asian="normal" style:font-name-complex="Liberation Mono" style:font-size-complex="10pt" style:font-weight-complex="normal" style:text-overline-style="solid" style:text-overline-width="auto" style:text-overline-color="font-color"/>
    </style:style>
    <style:style style:name="T42" style:family="text">
      <style:text-properties fo:color="#000000" style:font-name="Liberation Mono" fo:font-size="10pt" fo:font-weight="normal" officeooo:rsid="001c363c" style:font-name-asian="Liberation Mono" style:font-size-asian="10pt" style:font-weight-asian="normal" style:font-name-complex="Liberation Mono" style:font-size-complex="10pt" style:font-weight-complex="normal" style:text-overline-style="solid" style:text-overline-width="auto" style:text-overline-color="font-color"/>
    </style:style>
    <style:style style:name="T43" style:family="text">
      <style:text-properties officeooo:rsid="003152d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131215857328" text:id="ct2131215857328">
          <text:insertion>
            <office:change-info>
              <dc:creator>Unknown Author</dc:creator>
              <dc:date>2020-12-03T12:59:5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semantics for statements:</text:p>
      <text:p text:style-name="Preformatted_20_Text">c <text:s text:c="2"/><text:span text:style-name="T1"><text:s/>:</text:span> constant</text:p>
      <text:p text:style-name="Preformatted_20_Text">str <text:span text:style-name="T1"><text:s/>:</text:span> string</text:p>
      <text:p text:style-name="P7">r <text:s text:c="2"/><text:span text:style-name="T1"><text:s/>:</text:span> range</text:p>
      <text:p text:style-name="Preformatted_20_Text">car <text:span text:style-name="T1"><text:s/>:</text:span> char array</text:p>
      <text:p text:style-name="Preformatted_20_Text">v, <text:span text:style-name="T31">w</text:span> <text:span text:style-name="T1">:</text:span> vector</text:p>
      <text:p text:style-name="Preformatted_20_Text">mat <text:span text:style-name="T1"><text:s/>:</text:span> matrix</text:p>
      <text:p text:style-name="Preformatted_20_Text">x, y<text:span text:style-name="T1"> :</text:span> variables</text:p>
      <text:p text:style-name="Preformatted_20_Text">H <text:s text:c="2"/><text:span text:style-name="T1"><text:s/>:</text:span> heap for storage</text:p>
      <text:p text:style-name="P7">ssep : statement separator</text:p>
      <text:p text:style-name="P31">ctx <text:s/>: stack, function_table</text:p>
      <text:p text:style-name="Preformatted_20_Text"/>
      <text:p text:style-name="Preformatted_20_Text"><text:tab/><text:tab/> c if H = H′, x <text:span text:style-name="T1">→ </text:span>c </text:p>
      <text:p text:style-name="Preformatted_20_Text"><text:tab/> <text:s text:c="4"/>str if H = H′, x <text:span text:style-name="T1">→ </text:span>str</text:p>
      <text:p text:style-name="Preformatted_20_Text"><text:tab/> <text:s text:c="4"/>car if H = H′, x <text:span text:style-name="T1">→ </text:span>car </text:p>
      <text:p text:style-name="Preformatted_20_Text"><text:tab/> <text:s text:c="4"/>v<text:span text:style-name="T11"> <text:s/></text:span><text:s/>if H = H′, x <text:span text:style-name="T1">→ </text:span>v</text:p>
      <text:p text:style-name="Preformatted_20_Text"><text:tab/> <text:s text:c="4"/>mat if H = H′, x <text:span text:style-name="T1">→ </text:span>mat </text:p>
      <text:p text:style-name="Preformatted_20_Text">H(x)= { <text:s/>H′(x) if H = H′, y <text:span text:style-name="T1">→ </text:span>c′ <text:s/>and y &lt;&gt; x</text:p>
      <text:p text:style-name="Preformatted_20_Text"><text:tab/> <text:s text:c="2"/>H′(x) if H = H′, y <text:span text:style-name="T1">→ </text:span>str′and y &lt;&gt; x</text:p>
      <text:p text:style-name="Preformatted_20_Text"><text:tab/> <text:s text:c="2"/>H′(x) if H = H′, <text:span text:style-name="T1">y → </text:span>car′and y &lt;&gt; x</text:p>
      <text:p text:style-name="Preformatted_20_Text"><text:tab/> <text:s text:c="2"/>H′(x) if H = H′, y <text:span text:style-name="T1">→ </text:span>vec′and y &lt;&gt; x</text:p>
      <text:p text:style-name="Preformatted_20_Text"><text:tab/> <text:s text:c="2"/>H′(x) if H = H′, y <text:span text:style-name="T1">→ </text:span>mat′and y &lt;&gt; x</text:p>
      <text:p text:style-name="Preformatted_20_Text"><text:tab/><text:tab/> 0 if H = ·</text:p>
      <text:p text:style-name="Preformatted_20_Text"/>
      <text:p text:style-name="P39">Search Stack 1</text:p>
      <text:p text:style-name="P39"><draw:frame draw:style-name="fr1" draw:name="Object15" text:anchor-type="as-char" svg:y="-0.2437in" svg:width="1.9634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9"/>
      <text:p text:style-name="P39">Search Stack 2</text:p>
      <text:p text:style-name="P39"><draw:frame draw:style-name="fr1" draw:name="Object16" text:anchor-type="as-char" svg:y="-0.2437in" svg:width="1.8693in" svg:height="0.392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9"/>
      <text:p text:style-name="P39">Update Stack</text:p>
      <text:p text:style-name="P40"><draw:frame draw:style-name="fr1" draw:name="Object17" text:anchor-type="as-char" svg:y="-0.2437in" svg:width="3.3201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0"/>
      <text:p text:style-name="P36">clear_var_in_frame</text:p>
      <text:p text:style-name="P36"><draw:frame draw:style-name="fr1" draw:name="Object18" text:anchor-type="as-char" svg:y="-0.2437in" svg:width="2.4638in" svg:height="0.39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6"/>
      <text:p text:style-name="P36">push_frame</text:p>
      <text:p text:style-name="P36"><draw:frame draw:style-name="fr1" draw:name="Object19" text:anchor-type="as-char" svg:y="-0.2437in" svg:width="2.422in" svg:height="0.39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36"/>
      <text:p text:style-name="P36">pop_frame</text:p>
      <text:p text:style-name="P36"><draw:frame draw:style-name="fr1" draw:name="Object20" text:anchor-type="as-char" svg:y="-0.2437in" svg:width="1.3673in" svg:height="0.392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36"/>
      <text:p text:style-name="P36">get_fn <text:span text:style-name="T36">1</text:span></text:p>
      <text:p text:style-name="P36"><draw:frame draw:style-name="fr1" draw:name="Object21" text:anchor-type="as-char" svg:y="-0.2437in" svg:width="2.5374in" svg:height="0.39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6"/>
      <text:p text:style-name="P38">get_fn 2</text:p>
      <text:p text:style-name="P36"><text:soft-page-break/><draw:frame draw:style-name="fr1" draw:name="Object22" text:anchor-type="as-char" svg:y="-0.2437in" svg:width="1.8957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6"/>
      <text:p text:style-name="Preformatted_20_Text"/>
      <text:p text:style-name="P1">H; e ⇓ c</text:p>
      <text:p text:style-name="Preformatted_20_Text"/>
      <text:p text:style-name="P11">const<text:tab/><text:tab/>var1<text:tab/><text:tab/><text:tab/></text:p>
      <text:p text:style-name="P11"><text:tab/><text:tab/><text:tab/><text:tab/><text:tab/><text:tab/></text:p>
      <text:p text:style-name="Preformatted_20_Text"><text:span text:style-name="T16">H; c ⇓ c</text:span><text:tab/><text:span text:style-name="T16">H; x ⇓ H(x)</text:span><text:tab/></text:p>
      <text:p text:style-name="Preformatted_20_Text"/>
      <text:p text:style-name="Preformatted_20_Text"><text:span text:style-name="T37">L; H1; s1 </text:span><text:span text:style-name="T13">→</text:span><text:span text:style-name="T37"> L; H2; s2</text:span></text:p>
      <text:p text:style-name="Preformatted_20_Text"/>
      <text:p text:style-name="P11">seq1</text:p>
      <text:p text:style-name="P11"/>
      <text:p text:style-name="P3"><text:span text:style-name="T16">L; H; </text:span><text:span text:style-name="T3">ssep</text:span><text:span text:style-name="T16"> s </text:span><text:span text:style-name="T2">→</text:span><text:span text:style-name="T16"> L; H; s</text:span></text:p>
      <text:p text:style-name="Preformatted_20_Text"/>
      <text:p text:style-name="P12">seq2</text:p>
      <text:p text:style-name="P12">L; H; s1 <text:span text:style-name="T1">→</text:span> L; H′; s<text:span text:style-name="T27">1</text:span>′</text:p>
      <text:p text:style-name="P5"><text:span text:style-name="T16">L; H; s1 </text:span><text:span text:style-name="T3">ssep</text:span><text:span text:style-name="T16"> s2 </text:span><text:span text:style-name="T2">→</text:span><text:span text:style-name="T16"> L; H′; s</text:span><text:span text:style-name="T18">1</text:span><text:span text:style-name="T16">′ </text:span><text:span text:style-name="T3">ssep</text:span><text:span text:style-name="T16"> s2</text:span></text:p>
      <text:p text:style-name="P5"/>
      <text:p text:style-name="P5"/>
      <text:p text:style-name="P11">assign1<text:tab/><text:tab/><text:tab/><text:tab/><text:tab/><text:tab/><text:tab/></text:p>
      <text:p text:style-name="P11">L; H; e ⇓ c<text:tab/><text:tab/><text:tab/><text:tab/><text:tab/><text:tab/></text:p>
      <text:p text:style-name="Preformatted_20_Text"><text:span text:style-name="T16">L; H; x=e </text:span><text:span text:style-name="T2">→</text:span><text:span text:style-name="T16"> L; H; x </text:span><text:span text:style-name="T2">→ </text:span><text:span text:style-name="T16">c; s</text:span><text:span text:style-name="T3">se</text:span><text:span text:style-name="T16">p</text:span><text:tab/></text:p>
      <text:p text:style-name="Preformatted_20_Text"/>
      <text:p text:style-name="P15">if1<text:tab/><text:tab/><text:tab/><text:tab/><text:tab/><text:tab/>if2</text:p>
      <text:p text:style-name="P15">L; H; e ⇓ <text:span text:style-name="T9">b</text:span> <text:tab/><text:span text:style-name="T9">b==1</text:span><text:tab/><text:tab/><text:tab/>L; H; e ⇓ <text:span text:style-name="T9">b</text:span> <text:tab/><text:span text:style-name="T9">b==0</text:span></text:p>
      <text:p text:style-name="P3"><text:span text:style-name="T16">L; H; if e </text:span><text:span text:style-name="T3">ssep </text:span><text:span text:style-name="T16">s1 </text:span><text:span text:style-name="T17">end </text:span><text:span text:style-name="T2">→</text:span><text:span text:style-name="T16"> L; H; s1</text:span> <text:tab/><text:span text:style-name="T16">L; H; if e </text:span><text:span text:style-name="T3">ssep</text:span><text:span text:style-name="T16"> s1 </text:span><text:span text:style-name="T17">end</text:span><text:span text:style-name="T16"> </text:span><text:span text:style-name="T2">→</text:span><text:span text:style-name="T16"> L; H; </text:span><text:span text:style-name="T3">ssep</text:span></text:p>
      <text:p text:style-name="P2"/>
      <text:p text:style-name="P15">if<text:span text:style-name="T26">3</text:span></text:p>
      <text:p text:style-name="P15">L; H; e ⇓ <text:span text:style-name="T9">b</text:span> <text:tab/><text:span text:style-name="T9">b==1</text:span></text:p>
      <text:p text:style-name="P3"><text:span text:style-name="T16">L; H; if e </text:span><text:span text:style-name="T3">ssep </text:span><text:span text:style-name="T16">s1 </text:span><text:span text:style-name="T17">else </text:span><text:span text:style-name="T16">s2 </text:span><text:span text:style-name="T17">end </text:span><text:span text:style-name="T2">→</text:span><text:span text:style-name="T16"> L; H; s1</text:span></text:p>
      <text:p text:style-name="P3"/>
      <text:p text:style-name="P14">if<text:span text:style-name="T26">4</text:span></text:p>
      <text:p text:style-name="P14">L; H; e ⇓ <text:span text:style-name="T9">b</text:span> <text:tab/><text:span text:style-name="T9">b==</text:span>0</text:p>
      <text:p text:style-name="P3"><text:span text:style-name="T16">L; H; if e </text:span><text:span text:style-name="T3">ssep </text:span><text:span text:style-name="T16">s1 </text:span><text:span text:style-name="T17">else </text:span><text:span text:style-name="T16">s2 </text:span><text:span text:style-name="T17">end</text:span><text:span text:style-name="T16"> </text:span><text:span text:style-name="T2">→</text:span><text:span text:style-name="T16"> L; H; s2</text:span></text:p>
      <text:p text:style-name="P3"/>
      <text:p text:style-name="P13">if<text:span text:style-name="T28">5</text:span></text:p>
      <text:p text:style-name="P13">L; H; e<text:span text:style-name="T28">1</text:span> ⇓ <text:span text:style-name="T9">b</text:span><text:span text:style-name="T10">1<text:tab/></text:span><text:span text:style-name="T9">b</text:span><text:span text:style-name="T10">1</text:span><text:span text:style-name="T9">==</text:span>0<text:tab/><text:tab/>L; H; e<text:span text:style-name="T28">2</text:span> ⇓ <text:span text:style-name="T9">b</text:span><text:span text:style-name="T10">2<text:tab/></text:span><text:span text:style-name="T9">b</text:span><text:span text:style-name="T10">2</text:span><text:span text:style-name="T9">==</text:span><text:span text:style-name="T10">1</text:span></text:p>
      <text:p text:style-name="P4"><text:span text:style-name="T16">L; H; if e</text:span><text:span text:style-name="T19">1</text:span><text:span text:style-name="T16"> </text:span><text:span text:style-name="T3">ssep </text:span><text:span text:style-name="T16">s1 </text:span><text:span text:style-name="T17">else</text:span><text:span text:style-name="T19">if e2 </text:span><text:span text:style-name="T3">ssep</text:span><text:span text:style-name="T17"> </text:span><text:span text:style-name="T16">s2 </text:span><text:span text:style-name="T17">end</text:span><text:span text:style-name="T16"> </text:span><text:span text:style-name="T2">→</text:span><text:span text:style-name="T16"> L; H; s2</text:span></text:p>
      <text:p text:style-name="P4"/>
      <text:p text:style-name="P12">if<text:span text:style-name="T29">6</text:span></text:p>
      <text:p text:style-name="P12">L; H; e<text:span text:style-name="T28">1</text:span> ⇓ <text:span text:style-name="T9">b</text:span><text:span text:style-name="T10">1<text:tab/></text:span><text:span text:style-name="T9">b</text:span><text:span text:style-name="T10">1</text:span><text:span text:style-name="T9">==</text:span>0<text:tab/><text:tab/>L; H; e<text:span text:style-name="T28">2</text:span> ⇓ <text:span text:style-name="T9">b</text:span><text:span text:style-name="T10">2<text:tab/></text:span><text:span text:style-name="T9">b</text:span><text:span text:style-name="T10">2</text:span><text:span text:style-name="T9">==</text:span><text:span text:style-name="T12">0</text:span></text:p>
      <text:p text:style-name="P6"><text:span text:style-name="T16">L; H; if e</text:span><text:span text:style-name="T19">1</text:span><text:span text:style-name="T16"> </text:span><text:span text:style-name="T3">ssep </text:span><text:span text:style-name="T16">s1 </text:span><text:span text:style-name="T17">else</text:span><text:span text:style-name="T19">if e2 </text:span><text:span text:style-name="T3">ssep</text:span><text:span text:style-name="T17"> </text:span><text:span text:style-name="T16">s2 </text:span><text:span text:style-name="T17">end</text:span><text:span text:style-name="T16"> </text:span><text:span text:style-name="T2">→</text:span><text:span text:style-name="T16"> L; H; </text:span><text:span text:style-name="T3">ssep</text:span></text:p>
      <text:p text:style-name="P6"/>
      <text:p text:style-name="P16">if<text:span text:style-name="T30">7</text:span></text:p>
      <text:p text:style-name="P16">L; H; e<text:span text:style-name="T28">1</text:span> ⇓ <text:span text:style-name="T9">b</text:span><text:span text:style-name="T10">1<text:tab/></text:span><text:span text:style-name="T9">b</text:span><text:span text:style-name="T10">1</text:span><text:span text:style-name="T9">==</text:span>0<text:tab/><text:tab/>L; H; e<text:span text:style-name="T28">2</text:span> ⇓ <text:span text:style-name="T9">b</text:span><text:span text:style-name="T10">2<text:tab/></text:span><text:span text:style-name="T9">b</text:span><text:span text:style-name="T10">2</text:span><text:span text:style-name="T9">==</text:span><text:span text:style-name="T12">0</text:span></text:p>
      <text:p text:style-name="P6"><text:span text:style-name="T16">L; H; if e</text:span><text:span text:style-name="T19">1</text:span><text:span text:style-name="T16"> </text:span><text:span text:style-name="T3">ssep </text:span><text:span text:style-name="T16">s1 </text:span><text:span text:style-name="T17">else</text:span><text:span text:style-name="T19">if e2 </text:span><text:span text:style-name="T3">ssep</text:span><text:span text:style-name="T17"> </text:span><text:span text:style-name="T16">s2 </text:span><text:span text:style-name="T17">else </text:span><text:span text:style-name="T16">s</text:span><text:span text:style-name="T20">3</text:span><text:span text:style-name="T16"> </text:span><text:span text:style-name="T17">end</text:span><text:span text:style-name="T16"> </text:span><text:span text:style-name="T2">→</text:span><text:span text:style-name="T16"> L; H; s</text:span><text:span text:style-name="T20">3</text:span></text:p>
      <text:p text:style-name="P6"/>
      <text:p text:style-name="P8"/>
      <text:p text:style-name="P34">for</text:p>
      <text:p text:style-name="P17">L; H; e ⇓ r</text:p>
      <text:p text:style-name="P25"><text:span text:style-name="T21">L; H; </text:span><text:span text:style-name="T4">for</text:span><text:span text:style-name="T21"> e </text:span><text:span text:style-name="T3">ssep </text:span><text:span text:style-name="T21">s </text:span><text:span text:style-name="T22">end </text:span><text:span text:style-name="T21">→ L; H; if e &lt;</text:span><text:span text:style-name="T24">=</text:span><text:span text:style-name="T21"> </text:span><text:span text:style-name="T23">END</text:span><text:span text:style-name="T21"> </text:span><text:span text:style-name="T3">ssep </text:span><text:span text:style-name="T21">(s; </text:span><text:span text:style-name="T5">for</text:span><text:span text:style-name="T21"> e’ </text:span><text:span text:style-name="T3">ssep </text:span><text:span text:style-name="T21">s </text:span><text:span text:style-name="T22">end</text:span><text:span text:style-name="T21">) </text:span><text:span text:style-name="T5">end<text:line-break/></text:span></text:p>
      <text:p text:style-name="P41">Binary Operations</text:p>
      <text:p text:style-name="P41">addition</text:p>
      <text:p text:style-name="P41"><draw:frame draw:style-name="fr1" draw:name="Object23" text:anchor-type="as-char" svg:y="-0.2437in" svg:width="1.7898in" svg:height="0.39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1"><text:soft-page-break/>subtraction</text:p>
      <text:p text:style-name="P41"><draw:frame draw:style-name="fr1" draw:name="Object24" text:anchor-type="as-char" svg:y="-0.2437in" svg:width="1.7898in" svg:height="0.392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1"/>
      <text:p text:style-name="P42">multipl<text:tab/>ication</text:p>
      <text:p text:style-name="P42"><draw:frame draw:style-name="fr1" draw:name="Object25" text:anchor-type="as-char" svg:y="-0.2437in" svg:width="1.7791in" svg:height="0.39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2"/>
      <text:p text:style-name="P42">division</text:p>
      <text:p text:style-name="P42"><draw:frame draw:style-name="fr1" draw:name="Object26" text:anchor-type="as-char" svg:y="-0.2437in" svg:width="1.7465in" svg:height="0.392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42"/>
      <text:p text:style-name="P42">less than</text:p>
      <text:p text:style-name="P25"><text:span text:style-name="T5"><draw:frame draw:style-name="fr1" draw:name="Object27" text:anchor-type="as-char" svg:y="-0.2437in" svg:width="1.7902in" svg:height="0.39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26"><text:span text:style-name="T5"/></text:p>
      <text:p text:style-name="P44"><text:span text:style-name="T38">greater than</text:span></text:p>
      <text:p text:style-name="P25"><text:span text:style-name="T5"><draw:frame draw:style-name="fr1" draw:name="Object28" text:anchor-type="as-char" svg:y="-0.2437in" svg:width="1.7902in" svg:height="0.392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25"><text:span text:style-name="T5"/></text:p>
      <text:p text:style-name="P42">less than or equal to </text:p>
      <text:p text:style-name="P25"><text:span text:style-name="T5"><draw:frame draw:style-name="fr1" draw:name="Object29" text:anchor-type="as-char" svg:y="-0.2437in" svg:width="1.8382in" svg:height="0.392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25"><text:span text:style-name="T5"/></text:p>
      <text:p text:style-name="P44"><text:span text:style-name="T38">greater than or equal to </text:span></text:p>
      <text:p text:style-name="P27"><text:span text:style-name="T5"><draw:frame draw:style-name="fr1" draw:name="Object30" text:anchor-type="as-char" svg:y="-0.2437in" svg:width="1.8382in" svg:height="0.392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7"><text:span text:style-name="T5"/></text:p>
      <text:p text:style-name="P42">equals</text:p>
      <text:p text:style-name="P42"><draw:frame draw:style-name="fr1" draw:name="Object31" text:anchor-type="as-char" svg:y="-0.2437in" svg:width="1.8382in" svg:height="0.392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42"/>
      <text:p text:style-name="P42">not equal</text:p>
      <text:p text:style-name="P32">e1 → c1, e2 → c2</text:p>
      <text:p text:style-name="P29"><text:span text:style-name="T39">ctx</text:span><text:span text:style-name="T40">; </text:span><text:span text:style-name="T41">e1 ~= e2 → c1 ~= c2</text:span></text:p>
      <text:p text:style-name="P27"><text:span text:style-name="T5"/></text:p>
      <text:p text:style-name="P43">logical OR</text:p>
      <text:p text:style-name="P32">e1 → c1, e2 → c2</text:p>
      <text:p text:style-name="P29"><text:span text:style-name="T39">ctx</text:span><text:span text:style-name="T40">; </text:span><text:span text:style-name="T41">e1 || e2 → c1 || c2</text:span></text:p>
      <text:p text:style-name="P25"><text:span text:style-name="T5"/></text:p>
      <text:p text:style-name="P43">logical AND</text:p>
      <text:p text:style-name="P32">e1 → c1, e2 → c2</text:p>
      <text:p text:style-name="P29"><text:span text:style-name="T41">ctx</text:span><text:span text:style-name="T42">; </text:span><text:span text:style-name="T41">e1 &amp;&amp; e2 → c1 &amp;&amp; c2</text:span></text:p>
      <text:p text:style-name="P25"><text:span text:style-name="T5"/></text:p>
      <text:p text:style-name="P33"><text:span text:style-name="T6"><draw:frame draw:style-name="fr1" draw:name="Object7" text:anchor-type="as-char" svg:y="-0.172in" svg:width="0.5256in" svg:height="0.207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6">: </text:span><text:span text:style-name="T7">vector</text:span><text:span text:style-name="T8">s</text:span><text:span text:style-name="T7"> of expressions</text:span></text:p>
      <text:p text:style-name="P24"><text:span text:style-name="T7"/></text:p>
      <text:p text:style-name="P28"/>
      <text:p text:style-name="P18"><draw:frame draw:style-name="fr1" draw:name="Object5" text:anchor-type="as-char" svg:y="-0.172in" svg:width="0.5063in" svg:height="0.219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: <text:span text:style-name="T34">vector of</text:span><draw:frame draw:style-name="fr1" draw:name="Object10" text:anchor-type="as-char" svg:y="-0.1484in" svg:width="0.1661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4">expression </text:span><draw:frame draw:style-name="fr1" draw:name="Object11" text:anchor-type="as-char" svg:y="-0.1484in" svg:width="0.9689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9"/>
      <text:p text:style-name="P19"><text:span text:style-name="T35"><draw:frame draw:style-name="fr1" draw:name="Object8" text:anchor-type="as-char" svg:y="-0.172in" svg:width="0.4665in" svg:height="0.207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5">: </text:span><text:span text:style-name="T32">vector</text:span><text:span text:style-name="T33">s</text:span><text:span text:style-name="T32"> of constants</text:span></text:p>
      <text:p text:style-name="P19"/>
      <text:p text:style-name="P19"><text:soft-page-break/><text:span text:style-name="T35"><draw:frame draw:style-name="fr1" draw:name="Object12" text:anchor-type="as-char" svg:y="-0.152in" svg:width="0.6984in" svg:height="0.199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5">: </text:span><text:span text:style-name="T34">matrix of size </text:span><text:span text:style-name="T35"><draw:frame draw:style-name="fr1" draw:name="Object13" text:anchor-type="as-char" svg:y="-0.1484in" svg:width="0.4283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5"><draw:frame draw:style-name="fr1" draw:name="Object14" text:anchor-type="as-char" svg:y="-0.3575in" svg:width="0.9272in" svg:height="0.679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9"/>
      <text:p text:style-name="P20">Array access of an integer index</text:p>
      <text:p text:style-name="P18"><draw:frame draw:style-name="fr1" draw:name="Object2" text:anchor-type="as-char" svg:y="-0.2437in" svg:width="0.7075in" svg:height="0.421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8"/>
      <text:p text:style-name="P20">Array access of an expression that evaluates to an integer</text:p>
      <text:p text:style-name="P18"><draw:frame draw:style-name="fr1" draw:name="Object3" text:anchor-type="as-char" svg:y="-0.2437in" svg:width="0.7811in" svg:height="0.421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8"/>
      <text:p text:style-name="P21">Vector expression evaluation</text:p>
      <text:p text:style-name="P21"><draw:frame draw:style-name="fr1" draw:name="Object9" text:anchor-type="as-char" svg:y="-0.2925in" svg:width="1.2846in" svg:height="0.48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0"/>
      <text:p text:style-name="P20">Array acess of a range</text:p>
      <text:p text:style-name="P18"><draw:frame draw:style-name="fr1" draw:name="Object1" text:anchor-type="as-char" svg:y="-0.2598in" svg:width="3.0035in" svg:height="0.436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8"/>
      <text:p text:style-name="P22">scalar-vector multiplication</text:p>
      <text:p text:style-name="P18"><draw:frame draw:style-name="fr1" draw:name="Object4" text:anchor-type="as-char" svg:y="-0.2437in" svg:width="1.9453in" svg:height="0.418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8"/>
      <text:p text:style-name="P23">vector-vector addition</text:p>
      <text:p text:style-name="P9"><draw:frame draw:style-name="fr1" draw:name="Object6" text:anchor-type="as-char" svg:y="-0.2681in" svg:width="2.4327in" svg:height="0.46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change-start text:change-id="ct2131215857328"/></text:p>
      <text:p text:style-name="P9"/>
      <text:p text:style-name="P10"><text:change-end text:change-id="ct2131215857328"/>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3T17:06:08.651000000</dc:date>
    <meta:editing-duration>PT1H45M3S</meta:editing-duration>
    <meta:editing-cycles>20</meta:editing-cycles>
    <meta:generator>LibreOffice/6.4.4.2$Windows_X86_64 LibreOffice_project/3d775be2011f3886db32dfd395a6a6d1ca2630ff</meta:generator>
    <meta:document-statistic meta:table-count="0" meta:image-count="0" meta:object-count="31" meta:page-count="4" meta:paragraph-count="116" meta:word-count="527" meta:character-count="2047" meta:non-whitespace-character-count="1501"/>
  </office:meta>
</office:document-meta>
</file>

<file path=Object 1/content.xml><?xml version="1.0" encoding="utf-8"?>
<math xmlns="http://www.w3.org/1998/Math/MathML" display="block">
  <semantics>
    <mrow>
      <msup>
        <mi>v</mi>
        <mi>e</mi>
      </msup>
      <mi>,</mi>
      <msup>
        <mi>w</mi>
        <mi>e</mi>
      </msup>
      <mi>,</mi>
    </mrow>
    <annotation encoding="StarMath 5.0">v^e,  w^e,  

</annotation>
  </semantics>
</math>
</file>

<file path=Object 10/content.xml><?xml version="1.0" encoding="utf-8"?>
<math xmlns="http://www.w3.org/1998/Math/MathML" display="block">
  <semantics>
    <mfrac>
      <mrow/>
      <mrow>
        <mi>v</mi>
        <mrow>
          <mo fence="true" stretchy="false">(</mo>
          <mrow>
            <mi>c</mi>
          </mrow>
          <mo fence="true" stretchy="false">)</mo>
        </mrow>
        <mo stretchy="false">→</mo>
        <msub>
          <mi>v</mi>
          <mi>c</mi>
        </msub>
      </mrow>
    </mfrac>
    <annotation encoding="StarMath 5.0">{} over {v(c) -&gt; v_c} 

</annotation>
  </semantics>
</math>
</file>

<file path=Object 11/content.xml><?xml version="1.0" encoding="utf-8"?>
<math xmlns="http://www.w3.org/1998/Math/MathML" display="block">
  <semantics>
    <mfrac>
      <mrow>
        <mi>e</mi>
        <mo stretchy="false">→</mo>
        <mi>c</mi>
      </mrow>
      <mrow>
        <mi>V</mi>
        <mrow>
          <mo fence="true" stretchy="false">(</mo>
          <mrow>
            <mi>e</mi>
          </mrow>
          <mo fence="true" stretchy="false">)</mo>
        </mrow>
        <mo stretchy="false">→</mo>
        <msub>
          <mi>V</mi>
          <mi>c</mi>
        </msub>
      </mrow>
    </mfrac>
    <annotation encoding="StarMath 5.0">{e -&gt; c} over {V(e) -&gt; V_c} 

</annotation>
  </semantics>
</math>
</file>

<file path=Object 12/content.xml><?xml version="1.0" encoding="utf-8"?>
<math xmlns="http://www.w3.org/1998/Math/MathML" display="block">
  <semantics>
    <mfrac>
      <mrow>
        <msup>
          <mi>v</mi>
          <mi>e</mi>
        </msup>
        <mo stretchy="false">=</mo>
        <mrow>
          <mo fence="true" stretchy="false">[</mo>
          <mrow>
            <mrow>
              <msub>
                <mi>e</mi>
                <mn>1</mn>
              </msub>
              <mi>,</mi>
              <msub>
                <mi>e</mi>
                <mn>2</mn>
              </msub>
              <mi>,</mi>
              <mn>...</mn>
              <msub>
                <mi>e</mi>
                <mi>n</mi>
              </msub>
            </mrow>
          </mrow>
          <mo fence="true" stretchy="false">]</mo>
        </mrow>
      </mrow>
      <mrow>
        <msup>
          <mi>v</mi>
          <mi>e</mi>
        </msup>
        <mo stretchy="false">→</mo>
        <mrow>
          <mo fence="true" stretchy="false">[</mo>
          <mrow>
            <mrow>
              <msubsup>
                <mi>v</mi>
                <mn>1</mn>
                <mi>c</mi>
              </msubsup>
              <mi>,</mi>
              <msubsup>
                <mi>v</mi>
                <mn>2</mn>
                <mi>c</mi>
              </msubsup>
              <mi>,</mi>
              <mn>...</mn>
              <mi>,</mi>
              <msubsup>
                <mi>v</mi>
                <mi>n</mi>
                <mi>c</mi>
              </msubsup>
            </mrow>
          </mrow>
          <mo fence="true" stretchy="false">]</mo>
        </mrow>
      </mrow>
    </mfrac>
    <annotation encoding="StarMath 5.0">{ v^e = [e_1, e_2, ... e_n] } over {v^e -&gt; [v^c_1, v^c_2, ..., v^c_n]} 
</annotation>
  </semantics>
</math>
</file>

<file path=Object 13/content.xml><?xml version="1.0" encoding="utf-8"?>
<math xmlns="http://www.w3.org/1998/Math/MathML" display="block">
  <semantics>
    <mfrac>
      <mrow>
        <mi mathvariant="italic">RANGE</mi>
        <mo stretchy="false">→</mo>
        <mrow>
          <mo fence="true" stretchy="false">(</mo>
          <mrow>
            <mrow>
              <mi mathvariant="italic">BEGIN</mi>
              <mi>,</mi>
              <mi mathvariant="italic">END</mi>
            </mrow>
          </mrow>
          <mo fence="true" stretchy="false">)</mo>
        </mrow>
      </mrow>
      <mrow>
        <mi>V</mi>
        <mrow>
          <mo fence="true" stretchy="false">(</mo>
          <mrow>
            <mi mathvariant="italic">RANGE</mi>
          </mrow>
          <mo fence="true" stretchy="false">)</mo>
        </mrow>
        <mo stretchy="false">→</mo>
        <mrow>
          <mo fence="true" stretchy="false">[</mo>
          <mrow>
            <mrow>
              <msub>
                <mi>v</mi>
                <mi mathvariant="italic">begin</mi>
              </msub>
              <mi>,</mi>
              <msub>
                <mi>v</mi>
                <mrow>
                  <mi mathvariant="italic">begin</mi>
                  <mo stretchy="false">+</mo>
                  <mn>1</mn>
                </mrow>
              </msub>
              <mi>,</mi>
              <msub>
                <mi>v</mi>
                <mrow>
                  <mi mathvariant="italic">begin</mi>
                  <mo stretchy="false">+</mo>
                  <mn>2</mn>
                </mrow>
              </msub>
              <mi>,</mi>
              <mn>...</mn>
              <msub>
                <mi>V</mi>
                <mi mathvariant="italic">end</mi>
              </msub>
            </mrow>
          </mrow>
          <mo fence="true" stretchy="false">]</mo>
        </mrow>
      </mrow>
    </mfrac>
    <annotation encoding="StarMath 5.0">{RANGE -&gt; (BEGIN, END)} over {V(RANGE) -&gt; [v_begin, v_{begin+1},v_{begin+2}, ...  V_{end}]  } 
</annotation>
  </semantics>
</math>
</file>

<file path=Object 14/content.xml><?xml version="1.0" encoding="utf-8"?>
<math xmlns="http://www.w3.org/1998/Math/MathML" display="block">
  <semantics>
    <mfrac>
      <mrow>
        <mi>e</mi>
        <mo stretchy="false">→</mo>
        <mi>c</mi>
      </mrow>
      <mrow>
        <mrow>
          <mi>e</mi>
          <mo stretchy="false">∗</mo>
          <mi>v</mi>
        </mrow>
        <mo stretchy="false">→</mo>
        <mrow>
          <mo fence="true" stretchy="false">[</mo>
          <mrow>
            <mrow>
              <mrow>
                <mi>c</mi>
                <mo stretchy="false">∗</mo>
                <msub>
                  <mi>v</mi>
                  <mn>1</mn>
                </msub>
              </mrow>
              <mi>,</mi>
              <mrow>
                <mi>c</mi>
                <mo stretchy="false">∗</mo>
                <msub>
                  <mi>v</mi>
                  <mn>2</mn>
                </msub>
              </mrow>
              <mi>,</mi>
              <mn>...</mn>
              <mrow>
                <mi>c</mi>
                <mo stretchy="false">∗</mo>
                <msub>
                  <mi>v</mi>
                  <mi>n</mi>
                </msub>
              </mrow>
            </mrow>
          </mrow>
          <mo fence="true" stretchy="false">]</mo>
        </mrow>
      </mrow>
    </mfrac>
    <annotation encoding="StarMath 5.0">{e -&gt; c} over {e * v -&gt; [c*v_1, c*v_2, ... c*v_n] } 
</annotation>
  </semantics>
</math>
</file>

<file path=Object 15/content.xml><?xml version="1.0" encoding="utf-8"?>
<math xmlns="http://www.w3.org/1998/Math/MathML" display="block">
  <semantics>
    <mfrac>
      <mrow>
        <mrow>
          <mi mathvariant="italic">name</mi>
          <mo stretchy="false">∉</mo>
          <mi mathvariant="italic">function</mi>
        </mrow>
        <mi mathvariant="italic">table</mi>
      </mrow>
      <mrow>
        <mi mathvariant="italic">function</mi>
        <mi mathvariant="italic">table</mi>
        <mi>,</mi>
        <mi mathvariant="italic">name</mi>
        <mo stretchy="false">→</mo>
        <mi mathvariant="italic">skip</mi>
      </mrow>
    </mfrac>
    <annotation encoding="StarMath 5.0">{ name notin function table } over {function table, name -&gt;  skip }
</annotation>
  </semantics>
</math>
</file>

<file path=Object 16/content.xml><?xml version="1.0" encoding="utf-8"?>
<math xmlns="http://www.w3.org/1998/Math/MathML" display="block">
  <semantics>
    <mfrac>
      <mrow>
        <mi mathvariant="italic">name</mi>
        <mo stretchy="false">∈</mo>
        <mi mathvariant="italic">frames</mi>
      </mrow>
      <mrow>
        <mi>S</mi>
        <mi mathvariant="italic">tack</mi>
        <mi mathvariant="normal">:</mi>
        <mi mathvariant="italic">name</mi>
        <mo stretchy="false">→</mo>
        <mi>S</mi>
        <mi mathvariant="italic">tack</mi>
        <mi mathvariant="normal">:</mi>
        <mi mathvariant="italic">value</mi>
      </mrow>
    </mfrac>
    <annotation encoding="StarMath 5.0">{ name in frames } over {S tack: name -&gt; S tack: value }
</annotation>
  </semantics>
</math>
</file>

<file path=Object 17/content.xml><?xml version="1.0" encoding="utf-8"?>
<math xmlns="http://www.w3.org/1998/Math/MathML" display="block">
  <semantics>
    <mfrac>
      <mrow>
        <mi mathvariant="italic">name</mi>
        <mo stretchy="false">∉</mo>
        <mi mathvariant="italic">frames</mi>
      </mrow>
      <mrow>
        <mi>S</mi>
        <mi mathvariant="italic">tack</mi>
        <mi mathvariant="normal">:</mi>
        <mi mathvariant="italic">name</mi>
        <mo stretchy="false">→</mo>
        <mi>S</mi>
        <mi mathvariant="italic">tack</mi>
        <mi mathvariant="normal">:</mi>
        <mi mathvariant="italic">skip</mi>
      </mrow>
    </mfrac>
    <annotation encoding="StarMath 5.0">{ name notin frames } over {S tack: name -&gt; S tack: skip }
</annotation>
  </semantics>
</math>
</file>

<file path=Object 18/content.xml><?xml version="1.0" encoding="utf-8"?>
<math xmlns="http://www.w3.org/1998/Math/MathML" display="block">
  <semantics>
    <mfrac>
      <mrow/>
      <mrow>
        <mi>S</mi>
        <mi mathvariant="italic">tack</mi>
        <mi mathvariant="normal">:</mi>
        <mi mathvariant="italic">name</mi>
        <mi>,</mi>
        <mi mathvariant="italic">value</mi>
        <mo stretchy="false">→</mo>
        <mi>S</mi>
        <mi mathvariant="italic">tack</mi>
        <mi>;</mi>
        <mi mathvariant="italic">name</mi>
        <mo stretchy="false">⇒</mo>
        <mi mathvariant="italic">value</mi>
        <mi>;</mi>
        <mi mathvariant="italic">skip</mi>
      </mrow>
    </mfrac>
    <annotation encoding="StarMath 5.0">{  } over {S tack: name, value -&gt; S tack; name drarrow value; skip }
</annotation>
  </semantics>
</math>
</file>

<file path=Object 19/content.xml><?xml version="1.0" encoding="utf-8"?>
<math xmlns="http://www.w3.org/1998/Math/MathML" display="block">
  <semantics>
    <mfrac>
      <mrow/>
      <mrow>
        <mi>S</mi>
        <mi mathvariant="italic">tack</mi>
        <mo stretchy="false">→</mo>
        <mi>S</mi>
        <mrow>
          <mi mathvariant="italic">tack</mi>
          <mo stretchy="false">−</mo>
          <mi>S</mi>
        </mrow>
        <mi mathvariant="italic">tack</mi>
        <mrow>
          <mo fence="true" stretchy="false">[</mo>
          <mrow>
            <mi mathvariant="italic">name</mi>
          </mrow>
          <mo fence="true" stretchy="false">]</mo>
        </mrow>
        <mi>;</mi>
        <mi mathvariant="italic">skip</mi>
      </mrow>
    </mfrac>
    <annotation encoding="StarMath 5.0">{  } over {S tack -&gt; S tack - S tack[name]; skip }
</annotation>
  </semantics>
</math>
</file>

<file path=Object 2/content.xml><?xml version="1.0" encoding="utf-8"?>
<math xmlns="http://www.w3.org/1998/Math/MathML" display="block">
  <semantics>
    <mfrac>
      <mrow>
        <msup>
          <mi>v</mi>
          <mi>e</mi>
        </msup>
        <mo stretchy="false">→</mo>
        <msup>
          <mi>v</mi>
          <mi>c</mi>
        </msup>
        <mi>,</mi>
        <msup>
          <mi>w</mi>
          <mi>e</mi>
        </msup>
        <mo stretchy="false">→</mo>
        <msup>
          <mi>w</mi>
          <mi>c</mi>
        </msup>
      </mrow>
      <mrow>
        <mrow>
          <msup>
            <mi>v</mi>
            <mi>e</mi>
          </msup>
          <mo stretchy="false">+</mo>
          <msup>
            <mi>w</mi>
            <mi>e</mi>
          </msup>
        </mrow>
        <mo stretchy="false">→</mo>
        <mrow>
          <mo fence="true" stretchy="false">[</mo>
          <mrow>
            <mrow>
              <mrow>
                <msubsup>
                  <mi>v</mi>
                  <mn>1</mn>
                  <mi>c</mi>
                </msubsup>
                <mo stretchy="false">+</mo>
                <msubsup>
                  <mi>w</mi>
                  <mn>1</mn>
                  <mi>c</mi>
                </msubsup>
              </mrow>
              <mi>,</mi>
              <mrow>
                <msubsup>
                  <mi>v</mi>
                  <mn>2</mn>
                  <mi>c</mi>
                </msubsup>
                <mo stretchy="false">+</mo>
                <msubsup>
                  <mi>w</mi>
                  <mn>2</mn>
                  <mi>c</mi>
                </msubsup>
              </mrow>
              <mi>,</mi>
              <mn>...</mn>
              <mi>,</mi>
              <mrow>
                <msubsup>
                  <mi>v</mi>
                  <mi>n</mi>
                  <mi>c</mi>
                </msubsup>
                <mo stretchy="false">+</mo>
                <msubsup>
                  <mi>w</mi>
                  <mi>n</mi>
                  <mi>c</mi>
                </msubsup>
              </mrow>
            </mrow>
          </mrow>
          <mo fence="true" stretchy="false">]</mo>
        </mrow>
      </mrow>
    </mfrac>
    <annotation encoding="StarMath 5.0">{v^e -&gt; v^c ,w^e -&gt; w^c  } over {v^e + w^e -&gt; [v^c_1+w^c_1, v^c_2+w^c_2, ..., v^c_n+w^c_n]} 
</annotation>
  </semantics>
</math>
</file>

<file path=Object 20/content.xml><?xml version="1.0" encoding="utf-8"?>
<math xmlns="http://www.w3.org/1998/Math/MathML" display="block">
  <semantics>
    <mfrac>
      <mrow/>
      <mrow>
        <mi>S</mi>
        <mi mathvariant="italic">tack</mi>
        <mi>,</mi>
        <mi mathvariant="italic">frame</mi>
        <mo stretchy="false">→</mo>
        <mi>S</mi>
        <mrow>
          <mi mathvariant="italic">tack</mi>
          <mo stretchy="false">+</mo>
          <mi mathvariant="italic">frame</mi>
        </mrow>
        <mi>;</mi>
        <mi mathvariant="italic">skip</mi>
      </mrow>
    </mfrac>
    <annotation encoding="StarMath 5.0">{  } over {S tack, frame -&gt; S tack + frame; skip }
</annotation>
  </semantics>
</math>
</file>

<file path=Object 21/content.xml><?xml version="1.0" encoding="utf-8"?>
<math xmlns="http://www.w3.org/1998/Math/MathML" display="block">
  <semantics>
    <mfrac>
      <mrow>
        <mi>S</mi>
        <mi mathvariant="italic">tatck</mi>
        <mo stretchy="false">→</mo>
        <mi mathvariant="italic">head</mi>
        <mi>,</mi>
        <mi mathvariant="italic">tail</mi>
      </mrow>
      <mrow>
        <mi>S</mi>
        <mi mathvariant="italic">tack</mi>
        <mo stretchy="false">→</mo>
        <mi mathvariant="italic">head</mi>
        <mi>;</mi>
        <mi mathvariant="italic">skip</mi>
      </mrow>
    </mfrac>
    <annotation encoding="StarMath 5.0">{ S tatck -&gt; head, tail  } over {S tack -&gt; head; skip }
</annotation>
  </semantics>
</math>
</file>

<file path=Object 22/content.xml><?xml version="1.0" encoding="utf-8"?>
<math xmlns="http://www.w3.org/1998/Math/MathML" display="block">
  <semantics>
    <mfrac>
      <mrow>
        <mrow>
          <mi mathvariant="italic">name</mi>
          <mo stretchy="false">∈</mo>
          <mi mathvariant="italic">function</mi>
        </mrow>
        <mi mathvariant="italic">table</mi>
      </mrow>
      <mrow>
        <mi mathvariant="italic">function</mi>
        <mi mathvariant="italic">table</mi>
        <mi>,</mi>
        <mi mathvariant="italic">name</mi>
        <mo stretchy="false">→</mo>
        <mi mathvariant="italic">function</mi>
        <mi>;</mi>
        <mi mathvariant="italic">skip</mi>
      </mrow>
    </mfrac>
    <annotation encoding="StarMath 5.0">{ name in function table } over {function table, name -&gt; function; skip }
</annotation>
  </semantics>
</math>
</file>

<file path=Object 23/content.xml><?xml version="1.0" encoding="utf-8"?>
<math xmlns="http://www.w3.org/1998/Math/MathML" display="block">
  <semantics>
    <mfrac>
      <mrow>
        <mi>e</mi>
        <mn>1</mn>
        <mo stretchy="false">→</mo>
        <mi>c</mi>
        <mn>1</mn>
        <mi>,</mi>
        <mi>e</mi>
        <mn>2</mn>
        <mo stretchy="false">→</mo>
        <mi>c</mi>
        <mn>2</mn>
      </mrow>
      <mrow>
        <mi mathvariant="italic">ctx</mi>
        <mi>,</mi>
        <mi>e</mi>
        <mrow>
          <mn>1</mn>
          <mo stretchy="false">+</mo>
          <mi>e</mi>
        </mrow>
        <mn>2</mn>
        <mo stretchy="false">→</mo>
        <mi mathvariant="italic">ctx</mi>
        <mi>,</mi>
        <mi>c</mi>
        <mrow>
          <mn>1</mn>
          <mo stretchy="false">+</mo>
          <mi>c</mi>
        </mrow>
        <mn>2</mn>
      </mrow>
    </mfrac>
    <annotation encoding="StarMath 5.0">{ e1 -&gt; c1, e2 -&gt; c2 } over { ctx, e1 + e2 -&gt; ctx, c1 + c2 } 
</annotation>
  </semantics>
</math>
</file>

<file path=Object 24/content.xml><?xml version="1.0" encoding="utf-8"?>
<math xmlns="http://www.w3.org/1998/Math/MathML" display="block">
  <semantics>
    <mfrac>
      <mrow>
        <mi>e</mi>
        <mn>1</mn>
        <mo stretchy="false">→</mo>
        <mi>c</mi>
        <mn>1</mn>
        <mi>,</mi>
        <mi>e</mi>
        <mn>2</mn>
        <mo stretchy="false">→</mo>
        <mi>c</mi>
        <mn>2</mn>
      </mrow>
      <mrow>
        <mi mathvariant="italic">ctx</mi>
        <mi>,</mi>
        <mi>e</mi>
        <mrow>
          <mn>1</mn>
          <mo stretchy="false">+</mo>
          <mi>e</mi>
        </mrow>
        <mn>2</mn>
        <mo stretchy="false">→</mo>
        <mi mathvariant="italic">ctx</mi>
        <mi>,</mi>
        <mi>c</mi>
        <mrow>
          <mn>1</mn>
          <mo stretchy="false">+</mo>
          <mi>c</mi>
        </mrow>
        <mn>2</mn>
      </mrow>
    </mfrac>
    <annotation encoding="StarMath 5.0">{ e1 -&gt; c1, e2 -&gt; c2 } over { ctx, e1 + e2 -&gt; ctx, c1 + c2 } 
</annotation>
  </semantics>
</math>
</file>

<file path=Object 25/content.xml><?xml version="1.0" encoding="utf-8"?>
<math xmlns="http://www.w3.org/1998/Math/MathML" display="block">
  <semantics>
    <mfrac>
      <mrow>
        <mi>e</mi>
        <mn>1</mn>
        <mo stretchy="false">→</mo>
        <mi>c</mi>
        <mn>1</mn>
        <mi>,</mi>
        <mi>e</mi>
        <mn>2</mn>
        <mo stretchy="false">→</mo>
        <mi>c</mi>
        <mn>2</mn>
      </mrow>
      <mrow>
        <mi mathvariant="italic">ctx</mi>
        <mi>,</mi>
        <mi>e</mi>
        <mrow>
          <mn>1</mn>
          <mo stretchy="false">∗</mo>
          <mi>e</mi>
        </mrow>
        <mn>2</mn>
        <mo stretchy="false">→</mo>
        <mi mathvariant="italic">ctx</mi>
        <mi>,</mi>
        <mi>c</mi>
        <mrow>
          <mn>1</mn>
          <mo stretchy="false">∗</mo>
          <mi>c</mi>
        </mrow>
        <mn>2</mn>
      </mrow>
    </mfrac>
    <annotation encoding="StarMath 5.0">{ e1 -&gt; c1, e2 -&gt; c2 } over { ctx, e1 * e2 -&gt; ctx, c1 * c2 } 
</annotation>
  </semantics>
</math>
</file>

<file path=Object 26/content.xml><?xml version="1.0" encoding="utf-8"?>
<math xmlns="http://www.w3.org/1998/Math/MathML" display="block">
  <semantics>
    <mfrac>
      <mrow>
        <mi>e</mi>
        <mn>1</mn>
        <mo stretchy="false">→</mo>
        <mi>c</mi>
        <mn>1</mn>
        <mi>,</mi>
        <mi>e</mi>
        <mn>2</mn>
        <mo stretchy="false">→</mo>
        <mi>c</mi>
        <mn>2</mn>
      </mrow>
      <mrow>
        <mi mathvariant="italic">ctx</mi>
        <mi>,</mi>
        <mi>e</mi>
        <mrow>
          <mn>1</mn>
          <mo stretchy="false">+</mo>
          <mi>e</mi>
        </mrow>
        <mn>2</mn>
        <mo stretchy="false">→</mo>
        <mi mathvariant="italic">ctx</mi>
        <mi>,</mi>
        <mi>c</mi>
        <mrow>
          <mn>1</mn>
          <mo stretchy="false">/</mo>
          <mi>c</mi>
        </mrow>
        <mn>2</mn>
      </mrow>
    </mfrac>
    <annotation encoding="StarMath 5.0">{ e1 -&gt; c1, e2 -&gt; c2 } over { ctx, e1 + e2 -&gt; ctx, c1 / c2 } 
</annotation>
  </semantics>
</math>
</file>

<file path=Object 27/content.xml><?xml version="1.0" encoding="utf-8"?>
<math xmlns="http://www.w3.org/1998/Math/MathML" display="block">
  <semantics>
    <mfrac>
      <mrow>
        <mi>e</mi>
        <mn>1</mn>
        <mo stretchy="false">→</mo>
        <mi>c</mi>
        <mn>1</mn>
        <mi>,</mi>
        <mi>e</mi>
        <mn>2</mn>
        <mo stretchy="false">→</mo>
        <mi>c</mi>
        <mn>2</mn>
      </mrow>
      <mrow>
        <mi mathvariant="italic">ctx</mi>
        <mi>,</mi>
        <mi>e</mi>
        <mrow>
          <mn>1</mn>
          <mo stretchy="false">&lt;</mo>
          <mi>e</mi>
        </mrow>
        <mn>2</mn>
        <mo stretchy="false">→</mo>
        <mi mathvariant="italic">ctx</mi>
        <mi>,</mi>
        <mi>c</mi>
        <mrow>
          <mn>1</mn>
          <mo stretchy="false">&lt;</mo>
          <mi>c</mi>
        </mrow>
        <mn>2</mn>
      </mrow>
    </mfrac>
    <annotation encoding="StarMath 5.0">{ e1 -&gt; c1, e2 -&gt; c2 } over { ctx, e1 &lt; e2 -&gt; ctx, c1 &lt; c2 } 
</annotation>
  </semantics>
</math>
</file>

<file path=Object 28/content.xml><?xml version="1.0" encoding="utf-8"?>
<math xmlns="http://www.w3.org/1998/Math/MathML" display="block">
  <semantics>
    <mfrac>
      <mrow>
        <mi>e</mi>
        <mn>1</mn>
        <mo stretchy="false">→</mo>
        <mi>c</mi>
        <mn>1</mn>
        <mi>,</mi>
        <mi>e</mi>
        <mn>2</mn>
        <mo stretchy="false">→</mo>
        <mi>c</mi>
        <mn>2</mn>
      </mrow>
      <mrow>
        <mi mathvariant="italic">ctx</mi>
        <mi>,</mi>
        <mi>e</mi>
        <mrow>
          <mn>1</mn>
          <mo stretchy="false">&gt;</mo>
          <mi>e</mi>
        </mrow>
        <mn>2</mn>
        <mo stretchy="false">→</mo>
        <mi mathvariant="italic">ctx</mi>
        <mi>,</mi>
        <mi>c</mi>
        <mrow>
          <mn>1</mn>
          <mo stretchy="false">&gt;</mo>
          <mi>c</mi>
        </mrow>
        <mn>2</mn>
      </mrow>
    </mfrac>
    <annotation encoding="StarMath 5.0">{ e1 -&gt; c1, e2 -&gt; c2 } over { ctx, e1 &gt; e2 -&gt; ctx, c1 &gt; c2 } 
</annotation>
  </semantics>
</math>
</file>

<file path=Object 29/content.xml><?xml version="1.0" encoding="utf-8"?>
<math xmlns="http://www.w3.org/1998/Math/MathML" display="block">
  <semantics>
    <mfrac>
      <mrow>
        <mi>e</mi>
        <mn>1</mn>
        <mo stretchy="false">→</mo>
        <mi>c</mi>
        <mn>1</mn>
        <mi>,</mi>
        <mi>e</mi>
        <mn>2</mn>
        <mo stretchy="false">→</mo>
        <mi>c</mi>
        <mn>2</mn>
      </mrow>
      <mrow>
        <mi mathvariant="italic">ctx</mi>
        <mi>,</mi>
        <mi>e</mi>
        <mrow>
          <mn>1</mn>
          <mo stretchy="false">≤</mo>
          <mi>e</mi>
        </mrow>
        <mn>2</mn>
        <mo stretchy="false">→</mo>
        <mi mathvariant="italic">ctx</mi>
        <mi>,</mi>
        <mi>c</mi>
        <mrow>
          <mn>1</mn>
          <mo stretchy="false">≤</mo>
          <mi>c</mi>
        </mrow>
        <mn>2</mn>
      </mrow>
    </mfrac>
    <annotation encoding="StarMath 5.0">{ e1 -&gt; c1, e2 -&gt; c2 } over { ctx, e1 &lt;= e2 -&gt; ctx, c1 &lt;= c2 } 
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i>n</mi>
          <mi>,</mi>
          <msup>
            <mi>v</mi>
            <mi>e</mi>
          </msup>
        </mrow>
      </mrow>
      <mo fence="true" stretchy="false">)</mo>
    </mrow>
    <annotation encoding="StarMath 5.0">(n,v^e) 

</annotation>
  </semantics>
</math>
</file>

<file path=Object 30/content.xml><?xml version="1.0" encoding="utf-8"?>
<math xmlns="http://www.w3.org/1998/Math/MathML" display="block">
  <semantics>
    <mfrac>
      <mrow>
        <mi>e</mi>
        <mn>1</mn>
        <mo stretchy="false">→</mo>
        <mi>c</mi>
        <mn>1</mn>
        <mi>,</mi>
        <mi>e</mi>
        <mn>2</mn>
        <mo stretchy="false">→</mo>
        <mi>c</mi>
        <mn>2</mn>
      </mrow>
      <mrow>
        <mi mathvariant="italic">ctx</mi>
        <mi>,</mi>
        <mi>e</mi>
        <mrow>
          <mn>1</mn>
          <mo stretchy="false">≥</mo>
          <mi>e</mi>
        </mrow>
        <mn>2</mn>
        <mo stretchy="false">→</mo>
        <mi mathvariant="italic">ctx</mi>
        <mi>,</mi>
        <mi>c</mi>
        <mrow>
          <mn>1</mn>
          <mo stretchy="false">≥</mo>
          <mi>c</mi>
        </mrow>
        <mn>2</mn>
      </mrow>
    </mfrac>
    <annotation encoding="StarMath 5.0">{ e1 -&gt; c1, e2 -&gt; c2 } over { ctx, e1 &gt;= e2 -&gt; ctx, c1 &gt;= c2 } 
</annotation>
  </semantics>
</math>
</file>

<file path=Object 31/content.xml><?xml version="1.0" encoding="utf-8"?>
<math xmlns="http://www.w3.org/1998/Math/MathML" display="block">
  <semantics>
    <mfrac>
      <mrow>
        <mi>e</mi>
        <mn>1</mn>
        <mo stretchy="false">→</mo>
        <mi>c</mi>
        <mn>1</mn>
        <mi>,</mi>
        <mi>e</mi>
        <mn>2</mn>
        <mo stretchy="false">→</mo>
        <mi>c</mi>
        <mn>2</mn>
      </mrow>
      <mrow>
        <mi mathvariant="italic">ctx</mi>
        <mi>,</mi>
        <mi>e</mi>
        <mrow>
          <mn>1</mn>
          <mo stretchy="false">=</mo>
          <mi>e</mi>
        </mrow>
        <mn>2</mn>
        <mo stretchy="false">→</mo>
        <mi mathvariant="italic">ctx</mi>
        <mi>,</mi>
        <mi>c</mi>
        <mrow>
          <mn>1</mn>
          <mo stretchy="false">=</mo>
          <mi>c</mi>
        </mrow>
        <mn>2</mn>
      </mrow>
    </mfrac>
    <annotation encoding="StarMath 5.0">{ e1 -&gt; c1, e2 -&gt; c2 } over { ctx, e1 = e2 -&gt; ctx, c1 = c2 } 
</annotation>
  </semantics>
</math>
</file>

<file path=Object 4/content.xml><?xml version="1.0" encoding="utf-8"?>
<math xmlns="http://www.w3.org/1998/Math/MathML" display="block">
  <semantics>
    <mi>n</mi>
    <annotation encoding="StarMath 5.0">n

</annotation>
  </semantics>
</math>
</file>

<file path=Object 5/content.xml><?xml version="1.0" encoding="utf-8"?>
<math xmlns="http://www.w3.org/1998/Math/MathML" display="block">
  <semantics>
    <mrow>
      <mo fence="true" stretchy="false">[</mo>
      <mrow>
        <mrow>
          <msub>
            <mi>v</mi>
            <mn>1</mn>
          </msub>
          <mi>,</mi>
          <msub>
            <mi>v</mi>
            <mn>2</mn>
          </msub>
          <mi>,</mi>
          <mn>...</mn>
          <mi>,</mi>
          <msub>
            <mi>v</mi>
            <mi>n</mi>
          </msub>
        </mrow>
      </mrow>
      <mo fence="true" stretchy="false">]</mo>
    </mrow>
    <annotation encoding="StarMath 5.0">[v_1,v_2, ..., v_n]

</annotation>
  </semantics>
</math>
</file>

<file path=Object 6/content.xml><?xml version="1.0" encoding="utf-8"?>
<math xmlns="http://www.w3.org/1998/Math/MathML" display="block">
  <semantics>
    <mrow>
      <msup>
        <mi>v</mi>
        <mi>c</mi>
      </msup>
      <mi>,</mi>
      <msup>
        <mi>w</mi>
        <mi>c</mi>
      </msup>
    </mrow>
    <annotation encoding="StarMath 5.0">v^c, w^c
 

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m</mi>
          <mi>,</mi>
          <mi>n</mi>
          <mi>,</mi>
          <mi>A</mi>
        </mrow>
      </mrow>
      <mo fence="true" stretchy="false">)</mo>
    </mrow>
    <annotation encoding="StarMath 5.0">(m, n, A)

</annotation>
  </semantics>
</math>
</file>

<file path=Object 8/content.xml><?xml version="1.0" encoding="utf-8"?>
<math xmlns="http://www.w3.org/1998/Math/MathML" display="block">
  <semantics>
    <mrow>
      <mi>m</mi>
      <mo stretchy="false">×</mo>
      <mi>n</mi>
    </mrow>
    <annotation encoding="StarMath 5.0">m times n

</annotation>
  </semantics>
</math>
</file>

<file path=Object 9/content.xml><?xml version="1.0" encoding="utf-8"?>
<math xmlns="http://www.w3.org/1998/Math/MathML" display="block">
  <semantics>
    <mrow>
      <mo fence="true" stretchy="true">[</mo>
      <mrow>
        <mrow>
          <mtable>
            <mtr>
              <mtd>
                <msub>
                  <mi>a</mi>
                  <mn>1,1</mn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m</mi>
                    <mi>,</mi>
                    <mn>1</mn>
                  </mrow>
                </msub>
              </mtd>
            </mtr>
          </mtable>
          <mtable>
            <mtr>
              <mtd>
                <mo stretchy="false">⋯</mo>
              </mtd>
            </mtr>
            <mtr>
              <mtd>
                <mo stretchy="false">⋱</mo>
              </mtd>
            </mtr>
            <mtr>
              <mtd>
                <mspace width="2em"/>
              </mtd>
            </mtr>
          </mtable>
          <mtable>
            <mtr>
              <mtd>
                <msub>
                  <mi>a</mi>
                  <mrow>
                    <mn>1</mn>
                    <mi>,</mi>
                    <mi>n</mi>
                  </mrow>
                </msub>
              </mtd>
            </mtr>
            <mtr>
              <mtd>
                <mspace width="2em"/>
              </mtd>
            </mtr>
            <mtr>
              <mtd>
                <msub>
                  <mi>a</mi>
                  <mrow>
                    <mi>m</mi>
                    <mi>,</mi>
                    <mi>n</mi>
                  </mrow>
                </msub>
              </mtd>
            </mtr>
          </mtable>
        </mrow>
      </mrow>
      <mo fence="true" stretchy="true">]</mo>
    </mrow>
    <annotation encoding="StarMath 5.0">left [  
stack{a_{1,1} # dotsvert  # a_{m,1}} 
stack{ dotsaxis  # dotsdown  # ~ } 
stack{a_{1,n} # nospace ~  # a_{m,n}}  right ] </annotation>
  </semantics>
</math>
</file>